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1242</text:p>
      <text:p text:style-name="Standard"/>
      <text:p text:style-name="Standard">2. <text:s/>Александр Невский</text:p>
      <text:p text:style-name="Standard"/>
      <text:p text:style-name="Standard">3. <text:s/>Чудское озеро</text:p>
      <text:p text:style-name="Standard"/>
      <text:p text:style-name="Standard">4. Тевтонский орден</text:p>
      <text:p text:style-name="Standard"/>
      <text:p text:style-name="Standard">5. <text:s/>Местные знания и использование льда</text:p>
      <text:p text:style-name="Standard"/>
      <text:p text:style-name="Standard">6. <text:s/>Экспансия и христианизация</text:p>
      <text:p text:style-name="Standard"/>
      <text:p text:style-name="Standard">7. Упавшие в трещины льда рыцари</text:p>
      <text:p text:style-name="Standard"/>
      <text:p text:style-name="Standard">8. <text:s/>Александр Невский</text:p>
      <text:p text:style-name="Standard"/>
      <text:p text:style-name="Standard">9. Уступка части территории и ослабление влияния ордена в регионе.</text:p>
      <text:p text:style-name="Standard"/>
      <text:p text:style-name="Standard">10. <text:s/>Стало символом национальной независимости и воинской доблести.</text:p>
      <text:p text:style-name="Standard"/>
      <text:p text:style-name="Standard">11. <text:s/>Русские использовали мечи и копья.</text:p>
      <text:p text:style-name="Standard"/>
      <text:p text:style-name="Standard">12. <text:s/>Храм Святого Александра Невского в Санкт-Петербурге.</text:p>
      <text:p text:style-name="Standard"/>
      <text:p text:style-name="Standard">13. Использование местности и льда, маневрирование войсками, создание засады.</text:p>
      <text:p text:style-name="Standard"/>
      <text:p text:style-name="Standard">14. Укрепило государственную независимость Руси и способствовало объединению земель.</text:p>
      <text:p text:style-name="Standard"/>
      <text:p text:style-name="Standard">15. Летописи, такие как "Лаврентьевская летопись", предоставляют ценную информацию о сражении и его последствиях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22:45:14.405000000</meta:creation-date>
    <dc:date>2024-11-01T22:56:05.313000000</dc:date>
    <meta:editing-duration>PT10M51S</meta:editing-duration>
    <meta:editing-cycles>1</meta:editing-cycles>
    <meta:document-statistic meta:table-count="0" meta:image-count="0" meta:object-count="0" meta:page-count="1" meta:paragraph-count="15" meta:word-count="93" meta:character-count="689" meta:non-whitespace-character-count="603"/>
    <meta:generator>LibreOffice/24.8.2.1$Windows_X86_64 LibreOffice_project/0f794b6e29741098670a3b95d60478a65d05ef13</meta:generator>
  </office:meta>
</office:document-meta>
</file>